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443cm"/>
    </style:style>
    <style:style style:name="co4" style:family="table-column">
      <style:table-column-properties fo:break-before="auto" style:column-width="3.297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3.041cm"/>
    </style:style>
    <style:style style:name="ro1" style:family="table-row">
      <style:table-row-properties style:row-height="1.004cm" fo:break-before="auto" style:use-optimal-row-height="true"/>
    </style:style>
    <style:style style:name="ro2" style:family="table-row">
      <style:table-row-properties style:row-height="1.148cm" fo:break-before="auto" style:use-optimal-row-height="false"/>
    </style:style>
    <style:style style:name="ro3" style:family="table-row">
      <style:table-row-properties style:row-height="1.291cm" fo:break-before="auto" style:use-optimal-row-height="false"/>
    </style:style>
    <style:style style:name="ro4" style:family="table-row">
      <style:table-row-properties style:row-height="1.034cm" fo:break-before="auto" style:use-optimal-row-height="false"/>
    </style:style>
    <style:style style:name="ro5" style:family="table-row">
      <style:table-row-properties style:row-height="1.625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ro8" style:family="table-row">
      <style:table-row-properties style:row-height="0.517cm" fo:break-before="auto" style:use-optimal-row-height="true"/>
    </style:style>
    <style:style style:name="ro9" style:family="table-row">
      <style:table-row-properties style:row-height="0.831cm" fo:break-before="auto" style:use-optimal-row-height="true"/>
    </style:style>
    <style:style style:name="ro10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style:font-name="Arial" fo:font-size="12pt" style:font-name-asian="Arial Unicode MS" style:font-size-asian="12pt" style:font-name-complex="Arial Unicode MS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US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2"/>
        <table:table-column table:style-name="co1" table:default-cell-style-name="ce6"/>
        <table:table-column table:style-name="co1" table:number-columns-repeated="1016" table:default-cell-style-name="ce4"/>
        <table:table-row table:style-name="ro1">
          <table:table-cell/>
          <table:table-cell table:style-name="ce3" office:value-type="string" calcext:value-type="string">
            <text:p>Strongly </text:p>
            <text:p>Disagree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Neither agree </text:p>
            <text:p>Nor disagree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Strongly </text:p>
            <text:p>Agree</text:p>
          </table:table-cell>
          <table:table-cell/>
          <table:table-cell table:style-name="ce1"/>
          <table:table-cell table:style-name="ce3" table:number-columns-repeated="101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formula="of:=SUM([.B2:.F2])" office:value-type="float" office:value="31" calcext:value-type="float">
            <text:p>31</text:p>
          </table:table-cell>
          <table:table-cell/>
          <table:table-cell table:style-name="ce7" office:value-type="string" calcext:value-type="string">
            <text:p>Percent overall agreement = 32.62%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COUNT([.A1:.A4])" office:value-type="float" office:value="3" calcext:value-type="float">
            <text:p>3</text:p>
          </table:table-cell>
          <table:table-cell/>
          <table:table-cell table:style-name="ce8"/>
          <table:table-cell table:number-columns-repeated="101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(a)</text:p>
          </table:table-cell>
          <table:table-cell table:formula="of:=(SUMSQ([.B1:.F4])-[.H2]*[.H3])/([.H2]*[.H3]*([.H2]-1))" office:value-type="float" office:value="0.326164874551971" calcext:value-type="float">
            <text:p>0,3261648746</text:p>
          </table:table-cell>
          <table:table-cell/>
          <table:table-cell table:style-name="ce7" office:value-type="string" calcext:value-type="string">
            <text:p>Free-marginal kappa = 0.16</text:p>
          </table:table-cell>
          <table:table-cell table:number-columns-repeated="1014"/>
        </table:table-row>
        <table:table-row table:style-name="ro5">
          <table:table-cell table:number-columns-repeated="6"/>
          <table:table-cell office:value-type="string" calcext:value-type="string">
            <text:p>p(e)</text:p>
          </table:table-cell>
          <table:table-cell table:formula="of:=SUMSQ([.B6:.F6])" office:value-type="float" office:value="0.315065325471153" calcext:value-type="float">
            <text:p>0,3150653255</text:p>
          </table:table-cell>
          <table:table-cell/>
          <table:table-cell table:style-name="ce7" office:value-type="string" calcext:value-type="string">
            <text:p>95% CI for free-marginal kappa [0.08, 0.24]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q</text:p>
          </table:table-cell>
          <table:table-cell table:formula="of:=SUM([.B2:.B4])/([.$H$2]*[.$H$3])" office:value-type="float" office:value="0.021505376344086" calcext:value-type="float">
            <text:p>0,0215053763</text:p>
          </table:table-cell>
          <table:table-cell table:formula="of:=SUM([.C2:.C4])/([.$H$2]*[.$H$3])" office:value-type="float" office:value="0.118279569892473" calcext:value-type="float">
            <text:p>0,1182795699</text:p>
          </table:table-cell>
          <table:table-cell table:style-name="ce5" table:formula="of:=SUM([.D2:.D4])/([.$H$2]*[.$H$3])" office:value-type="float" office:value="0.10752688172043" calcext:value-type="float">
            <text:p>0,1075268817</text:p>
          </table:table-cell>
          <table:table-cell table:style-name="ce5" table:formula="of:=SUM([.E2:.E4])/([.$H$2]*[.$H$3])" office:value-type="float" office:value="0.43010752688172" calcext:value-type="float">
            <text:p>0,4301075269</text:p>
          </table:table-cell>
          <table:table-cell table:style-name="ce5" table:formula="of:=SUM([.F2:.F4])/([.$H$2]*[.$H$3])" office:value-type="float" office:value="0.32258064516129" calcext:value-type="float">
            <text:p>0,3225806452</text:p>
          </table:table-cell>
          <table:table-cell office:value-type="string" calcext:value-type="string">
            <text:p>kappa</text:p>
          </table:table-cell>
          <table:table-cell table:formula="of:=([.H4]-[.H5])/(1-[.H5])" office:value-type="float" office:value="0.0162052667116813" calcext:value-type="float">
            <text:p>0,0162052667</text:p>
          </table:table-cell>
          <table:table-cell/>
          <table:table-cell table:style-name="ce8"/>
          <table:table-cell table:number-columns-repeated="1014"/>
        </table:table-row>
        <table:table-row table:style-name="ro7">
          <table:table-cell table:style-name="ce2" office:value-type="string" calcext:value-type="string">
            <text:p>b</text:p>
          </table:table-cell>
          <table:table-cell table:formula="of:=[.B6]*(1-[.B6])" office:value-type="float" office:value="0.0210428951323852" calcext:value-type="float">
            <text:p>0,0210428951</text:p>
          </table:table-cell>
          <table:table-cell table:formula="of:=[.C6]*(1-[.C6])" office:value-type="float" office:value="0.104289513238525" calcext:value-type="float">
            <text:p>0,1042895132</text:p>
          </table:table-cell>
          <table:table-cell table:style-name="ce5" table:formula="of:=[.D6]*(1-[.D6])" office:value-type="float" office:value="0.0959648514279107" calcext:value-type="float">
            <text:p>0,0959648514</text:p>
          </table:table-cell>
          <table:table-cell table:style-name="ce5" table:formula="of:=[.E6]*(1-[.E6])" office:value-type="float" office:value="0.245115042201411" calcext:value-type="float">
            <text:p>0,2451150422</text:p>
          </table:table-cell>
          <table:table-cell table:style-name="ce5" table:formula="of:=[.F6]*(1-[.F6])" office:value-type="float" office:value="0.218522372528616" calcext:value-type="float">
            <text:p>0,2185223725</text:p>
          </table:table-cell>
          <table:table-cell office:value-type="string" calcext:value-type="string">
            <text:p>s.e</text:p>
          </table:table-cell>
          <table:table-cell table:number-columns-repeated="2"/>
          <table:table-cell table:style-name="ce7" office:value-type="string" calcext:value-type="string">
            <text:p>Fixed-marginal kappa = 0.02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k</text:p>
          </table:table-cell>
          <table:table-cell table:formula="of:=1-SUMPRODUCT([.B2:.B4];[.$H$2]-[.B2:.B4])/([.$H$2]*[.$H$3]*([.$H$2]-1)*[.B6]*(1-[.B6]))" office:value-type="float" office:value="-0.0219780219780219" calcext:value-type="float">
            <text:p>-0,021978022</text:p>
          </table:table-cell>
          <table:table-cell table:style-name="ce5" table:formula="of:=1-SUMPRODUCT([.C2:.C4];[.$H$2]-[.C2:.C4])/([.$H$2]*[.$H$3]*([.$H$2]-1)*[.C6]*(1-[.C6]))" office:value-type="float" office:value="0.0651884700665187" calcext:value-type="float">
            <text:p>0,0651884701</text:p>
          </table:table-cell>
          <table:table-cell table:style-name="ce5" table:formula="of:=1-SUMPRODUCT([.D2:.D4];[.$H$2]-[.D2:.D4])/([.$H$2]*[.$H$3]*([.$H$2]-1)*[.D6]*(1-[.D6]))" office:value-type="float" office:value="-0.0233734939759036" calcext:value-type="float">
            <text:p>-0,023373494</text:p>
          </table:table-cell>
          <table:table-cell table:style-name="ce5" table:formula="of:=1-SUMPRODUCT([.E2:.E4];[.$H$2]-[.E2:.E4])/([.$H$2]*[.$H$3]*([.$H$2]-1)*[.E6]*(1-[.E6]))" office:value-type="float" office:value="-0.0148113207547171" calcext:value-type="float">
            <text:p>-0,0148113208</text:p>
          </table:table-cell>
          <table:table-cell table:style-name="ce5" table:formula="of:=1-SUMPRODUCT([.F2:.F4];[.$H$2]-[.F2:.F4])/([.$H$2]*[.$H$3]*([.$H$2]-1)*[.F6]*(1-[.F6]))" office:value-type="float" office:value="0.0486772486772488" calcext:value-type="float">
            <text:p>0,0486772487</text:p>
          </table:table-cell>
          <table:table-cell office:value-type="string" calcext:value-type="string">
            <text:p>z</text:p>
          </table:table-cell>
          <table:table-cell table:number-columns-repeated="2"/>
          <table:table-cell table:style-name="ce7" office:value-type="string" calcext:value-type="string">
            <text:p>95% CI for fixed-marginal kappa [-0.07, 0.10]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s.e</text:p>
          </table:table-cell>
          <table:table-cell table:number-columns-repeated="5"/>
          <table:table-cell office:value-type="string" calcext:value-type="string">
            <text:p>P-value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z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lpha</text:p>
          </table:table-cell>
          <table:table-cell table:number-columns-repeated="1017"/>
        </table:table-row>
        <table:table-row table:style-name="ro8">
          <table:table-cell table:number-columns-repeated="6"/>
          <table:table-cell office:value-type="string" calcext:value-type="string">
            <text:p>lower</text:p>
          </table:table-cell>
          <table:table-cell table:number-columns-repeated="1017"/>
        </table:table-row>
        <table:table-row table:style-name="ro8">
          <table:table-cell table:number-columns-repeated="6"/>
          <table:table-cell office:value-type="string" calcext:value-type="string">
            <text:p>upper</text:p>
          </table:table-cell>
          <table:table-cell table:number-columns-repeated="1017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SS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2"/>
        <table:table-column table:style-name="co7" table:default-cell-style-name="ce6"/>
        <table:table-column table:style-name="co1" table:number-columns-repeated="1016" table:default-cell-style-name="ce4"/>
        <table:table-row table:style-name="ro1">
          <table:table-cell/>
          <table:table-cell table:style-name="ce3" office:value-type="string" calcext:value-type="string">
            <text:p>Strongly </text:p>
            <text:p>Disagree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Neither agree </text:p>
            <text:p>Nor disagree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Strongly </text:p>
            <text:p>Agree</text:p>
          </table:table-cell>
          <table:table-cell/>
          <table:table-cell table:style-name="ce1"/>
          <table:table-cell table:style-name="ce3" table:number-columns-repeated="1016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formula="of:=SUM([.B2:.F2])" office:value-type="float" office:value="31" calcext:value-type="float">
            <text:p>31</text:p>
          </table:table-cell>
          <table:table-cell/>
          <table:table-cell table:style-name="ce7" office:value-type="string" calcext:value-type="string">
            <text:p>Percent overall agreement = 34.41%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formula="of:=COUNT([.A1:.A4])" office:value-type="float" office:value="3" calcext:value-type="float">
            <text:p>3</text:p>
          </table:table-cell>
          <table:table-cell/>
          <table:table-cell table:style-name="ce8"/>
          <table:table-cell table:number-columns-repeated="101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(a)</text:p>
          </table:table-cell>
          <table:table-cell table:formula="of:=(SUMSQ([.B1:.F4])-[.H2]*[.H3])/([.H2]*[.H3]*([.H2]-1))" office:value-type="float" office:value="0.344086021505376" calcext:value-type="float">
            <text:p>0,3440860215</text:p>
          </table:table-cell>
          <table:table-cell/>
          <table:table-cell table:style-name="ce7" office:value-type="string" calcext:value-type="string">
            <text:p>Free-marginal kappa = 0.18</text:p>
          </table:table-cell>
          <table:table-cell table:number-columns-repeated="1014"/>
        </table:table-row>
        <table:table-row table:style-name="ro5">
          <table:table-cell table:number-columns-repeated="6"/>
          <table:table-cell office:value-type="string" calcext:value-type="string">
            <text:p>p(e)</text:p>
          </table:table-cell>
          <table:table-cell table:formula="of:=SUMSQ([.B6:.F6])" office:value-type="float" office:value="0.321077581223263" calcext:value-type="float">
            <text:p>0,3210775812</text:p>
          </table:table-cell>
          <table:table-cell/>
          <table:table-cell table:style-name="ce7" office:value-type="string" calcext:value-type="string">
            <text:p>95% CI for free-marginal kappa [0.04, 0.32]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q</text:p>
          </table:table-cell>
          <table:table-cell table:formula="of:=SUM([.B2:.B4])/([.$H$2]*[.$H$3])" office:value-type="float" office:value="0.010752688172043" calcext:value-type="float">
            <text:p>0,0107526882</text:p>
          </table:table-cell>
          <table:table-cell table:formula="of:=SUM([.C2:.C4])/([.$H$2]*[.$H$3])" office:value-type="float" office:value="0.10752688172043" calcext:value-type="float">
            <text:p>0,1075268817</text:p>
          </table:table-cell>
          <table:table-cell table:style-name="ce5" table:formula="of:=SUM([.D2:.D4])/([.$H$2]*[.$H$3])" office:value-type="float" office:value="0.236559139784946" calcext:value-type="float">
            <text:p>0,2365591398</text:p>
          </table:table-cell>
          <table:table-cell table:style-name="ce5" table:formula="of:=SUM([.E2:.E4])/([.$H$2]*[.$H$3])" office:value-type="float" office:value="0.473118279569893" calcext:value-type="float">
            <text:p>0,4731182796</text:p>
          </table:table-cell>
          <table:table-cell table:style-name="ce5" table:formula="of:=SUM([.F2:.F4])/([.$H$2]*[.$H$3])" office:value-type="float" office:value="0.172043010752688" calcext:value-type="float">
            <text:p>0,1720430108</text:p>
          </table:table-cell>
          <table:table-cell office:value-type="string" calcext:value-type="string">
            <text:p>kappa</text:p>
          </table:table-cell>
          <table:table-cell table:formula="of:=([.H4]-[.H5])/(1-[.H5])" office:value-type="float" office:value="0.0338896457765667" calcext:value-type="float">
            <text:p>0,0338896458</text:p>
          </table:table-cell>
          <table:table-cell/>
          <table:table-cell table:style-name="ce8"/>
          <table:table-cell table:number-columns-repeated="1014"/>
        </table:table-row>
        <table:table-row table:style-name="ro7">
          <table:table-cell table:style-name="ce2" office:value-type="string" calcext:value-type="string">
            <text:p>b</text:p>
          </table:table-cell>
          <table:table-cell table:formula="of:=[.B6]*(1-[.B6])" office:value-type="float" office:value="0.0106370678691178" calcext:value-type="float">
            <text:p>0,0106370679</text:p>
          </table:table-cell>
          <table:table-cell table:formula="of:=[.C6]*(1-[.C6])" office:value-type="float" office:value="0.0959648514279107" calcext:value-type="float">
            <text:p>0,0959648514</text:p>
          </table:table-cell>
          <table:table-cell table:style-name="ce5" table:formula="of:=[.D6]*(1-[.D6])" office:value-type="float" office:value="0.180598913169152" calcext:value-type="float">
            <text:p>0,1805989132</text:p>
          </table:table-cell>
          <table:table-cell table:style-name="ce5" table:formula="of:=[.E6]*(1-[.E6])" office:value-type="float" office:value="0.249277373106718" calcext:value-type="float">
            <text:p>0,2492773731</text:p>
          </table:table-cell>
          <table:table-cell table:style-name="ce5" table:formula="of:=[.F6]*(1-[.F6])" office:value-type="float" office:value="0.142444213203839" calcext:value-type="float">
            <text:p>0,1424442132</text:p>
          </table:table-cell>
          <table:table-cell office:value-type="string" calcext:value-type="string">
            <text:p>s.e</text:p>
          </table:table-cell>
          <table:table-cell table:number-columns-repeated="2"/>
          <table:table-cell table:style-name="ce7" office:value-type="string" calcext:value-type="string">
            <text:p>Fixed-marginal kappa = 0.03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k</text:p>
          </table:table-cell>
          <table:table-cell table:formula="of:=1-SUMPRODUCT([.B2:.B4];[.$H$2]-[.B2:.B4])/([.$H$2]*[.$H$3]*([.$H$2]-1)*[.B6]*(1-[.B6]))" office:value-type="float" office:value="-0.0108695652173911" calcext:value-type="float">
            <text:p>-0,0108695652</text:p>
          </table:table-cell>
          <table:table-cell table:style-name="ce5" table:formula="of:=1-SUMPRODUCT([.C2:.C4];[.$H$2]-[.C2:.C4])/([.$H$2]*[.$H$3]*([.$H$2]-1)*[.C6]*(1-[.C6]))" office:value-type="float" office:value="0.0886746987951807" calcext:value-type="float">
            <text:p>0,0886746988</text:p>
          </table:table-cell>
          <table:table-cell table:style-name="ce5" table:formula="of:=1-SUMPRODUCT([.D2:.D4];[.$H$2]-[.D2:.D4])/([.$H$2]*[.$H$3]*([.$H$2]-1)*[.D6]*(1-[.D6]))" office:value-type="float" office:value="0.0076824583866838" calcext:value-type="float">
            <text:p>0,0076824584</text:p>
          </table:table-cell>
          <table:table-cell table:style-name="ce5" table:formula="of:=1-SUMPRODUCT([.E2:.E4];[.$H$2]-[.E2:.E4])/([.$H$2]*[.$H$3]*([.$H$2]-1)*[.E6]*(1-[.E6]))" office:value-type="float" office:value="0.0538961038961039" calcext:value-type="float">
            <text:p>0,0538961039</text:p>
          </table:table-cell>
          <table:table-cell table:style-name="ce5" table:formula="of:=1-SUMPRODUCT([.F2:.F4];[.$H$2]-[.F2:.F4])/([.$H$2]*[.$H$3]*([.$H$2]-1)*[.F6]*(1-[.F6]))" office:value-type="float" office:value="-0.001461038961039" calcext:value-type="float">
            <text:p>-0,001461039</text:p>
          </table:table-cell>
          <table:table-cell office:value-type="string" calcext:value-type="string">
            <text:p>z</text:p>
          </table:table-cell>
          <table:table-cell table:number-columns-repeated="2"/>
          <table:table-cell table:style-name="ce7" office:value-type="string" calcext:value-type="string">
            <text:p>95% CI for fixed-marginal kappa [-0.06, 0.13]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s.e</text:p>
          </table:table-cell>
          <table:table-cell table:number-columns-repeated="5"/>
          <table:table-cell office:value-type="string" calcext:value-type="string">
            <text:p>P-value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z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lpha</text:p>
          </table:table-cell>
          <table:table-cell table:number-columns-repeated="1017"/>
        </table:table-row>
        <table:table-row table:style-name="ro8">
          <table:table-cell table:number-columns-repeated="6"/>
          <table:table-cell office:value-type="string" calcext:value-type="string">
            <text:p>lower</text:p>
          </table:table-cell>
          <table:table-cell table:number-columns-repeated="1017"/>
        </table:table-row>
        <table:table-row table:style-name="ro8">
          <table:table-cell table:number-columns-repeated="6"/>
          <table:table-cell office:value-type="string" calcext:value-type="string">
            <text:p>upper</text:p>
          </table:table-cell>
          <table:table-cell table:number-columns-repeated="1017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S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2"/>
        <table:table-column table:style-name="co1" table:default-cell-style-name="ce6"/>
        <table:table-column table:style-name="co1" table:number-columns-repeated="1016" table:default-cell-style-name="ce4"/>
        <table:table-row table:style-name="ro1">
          <table:table-cell/>
          <table:table-cell table:style-name="ce3" office:value-type="string" calcext:value-type="string">
            <text:p>Strongly </text:p>
            <text:p>Disagree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Neither agree </text:p>
            <text:p>Nor disagree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Strongly </text:p>
            <text:p>Agree</text:p>
          </table:table-cell>
          <table:table-cell/>
          <table:table-cell table:style-name="ce1"/>
          <table:table-cell table:style-name="ce3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formula="of:=SUM([.B2:.F2])" office:value-type="float" office:value="31" calcext:value-type="float">
            <text:p>31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formula="of:=COUNT([.A1:.A4])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Percent overall agreement = 35.77%</text:p>
          </table:table-cell>
          <table:table-cell table:number-columns-repeated="101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(a)</text:p>
          </table:table-cell>
          <table:table-cell table:formula="of:=(SUMSQ([.B1:.F4])-[.H2]*[.H3])/([.H2]*[.H3]*([.H2]-1))" office:value-type="float" office:value="0.357706093189964" calcext:value-type="float">
            <text:p>0,3577060932</text:p>
          </table:table-cell>
          <table:table-cell/>
          <table:table-cell table:style-name="ce8"/>
          <table:table-cell table:number-columns-repeated="1014"/>
        </table:table-row>
        <table:table-row table:style-name="ro9">
          <table:table-cell table:number-columns-repeated="6"/>
          <table:table-cell office:value-type="string" calcext:value-type="string">
            <text:p>p(e)</text:p>
          </table:table-cell>
          <table:table-cell table:formula="of:=SUMSQ([.B6:.F6])" office:value-type="float" office:value="0.318071453347208" calcext:value-type="float">
            <text:p>0,3180714533</text:p>
          </table:table-cell>
          <table:table-cell/>
          <table:table-cell table:style-name="ce7" office:value-type="string" calcext:value-type="string">
            <text:p>Free-marginal kappa = 0.2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q</text:p>
          </table:table-cell>
          <table:table-cell table:formula="of:=SUM([.B2:.B4])/([.$H$2]*[.$H$3])" office:value-type="float" office:value="0" calcext:value-type="float">
            <text:p>0</text:p>
          </table:table-cell>
          <table:table-cell table:formula="of:=SUM([.C2:.C4])/([.$H$2]*[.$H$3])" office:value-type="float" office:value="0.032258064516129" calcext:value-type="float">
            <text:p>0,0322580645</text:p>
          </table:table-cell>
          <table:table-cell table:style-name="ce5" table:formula="of:=SUM([.D2:.D4])/([.$H$2]*[.$H$3])" office:value-type="float" office:value="0.311827956989247" calcext:value-type="float">
            <text:p>0,311827957</text:p>
          </table:table-cell>
          <table:table-cell table:style-name="ce5" table:formula="of:=SUM([.E2:.E4])/([.$H$2]*[.$H$3])" office:value-type="float" office:value="0.376344086021505" calcext:value-type="float">
            <text:p>0,376344086</text:p>
          </table:table-cell>
          <table:table-cell table:style-name="ce5" table:formula="of:=SUM([.F2:.F4])/([.$H$2]*[.$H$3])" office:value-type="float" office:value="0.279569892473118" calcext:value-type="float">
            <text:p>0,2795698925</text:p>
          </table:table-cell>
          <table:table-cell office:value-type="string" calcext:value-type="string">
            <text:p>kappa</text:p>
          </table:table-cell>
          <table:table-cell table:formula="of:=([.H4]-[.H5])/(1-[.H5])" office:value-type="float" office:value="0.0581213970837572" calcext:value-type="float">
            <text:p>0,0581213971</text:p>
          </table:table-cell>
          <table:table-cell/>
          <table:table-cell table:style-name="ce7" office:value-type="string" calcext:value-type="string">
            <text:p>95% CI for free-marginal kappa [0.15, 0.25]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b</text:p>
          </table:table-cell>
          <table:table-cell table:formula="of:=[.B6]*(1-[.B6])" office:value-type="float" office:value="0" calcext:value-type="float">
            <text:p>0</text:p>
          </table:table-cell>
          <table:table-cell table:formula="of:=[.C6]*(1-[.C6])" office:value-type="float" office:value="0.0312174817898023" calcext:value-type="float">
            <text:p>0,0312174818</text:p>
          </table:table-cell>
          <table:table-cell table:style-name="ce5" table:formula="of:=[.D6]*(1-[.D6])" office:value-type="float" office:value="0.214591282229159" calcext:value-type="float">
            <text:p>0,2145912822</text:p>
          </table:table-cell>
          <table:table-cell table:style-name="ce5" table:formula="of:=[.E6]*(1-[.E6])" office:value-type="float" office:value="0.234709214938143" calcext:value-type="float">
            <text:p>0,2347092149</text:p>
          </table:table-cell>
          <table:table-cell table:style-name="ce5" table:formula="of:=[.F6]*(1-[.F6])" office:value-type="float" office:value="0.201410567695687" calcext:value-type="float">
            <text:p>0,2014105677</text:p>
          </table:table-cell>
          <table:table-cell office:value-type="string" calcext:value-type="string">
            <text:p>s.e</text:p>
          </table:table-cell>
          <table:table-cell table:number-columns-repeated="2"/>
          <table:table-cell table:style-name="ce8"/>
          <table:table-cell table:number-columns-repeated="1014"/>
        </table:table-row>
        <table:table-row table:style-name="ro7">
          <table:table-cell table:style-name="ce2" office:value-type="string" calcext:value-type="string">
            <text:p>k</text:p>
          </table:table-cell>
          <table:table-cell table:formula="of:=1-SUMPRODUCT([.B2:.B4];[.$H$2]-[.B2:.B4])/([.$H$2]*[.$H$3]*([.$H$2]-1)*[.B6]*(1-[.B6]))" office:value-type="string" office:string-value="#DIV/0!" calcext:value-type="error">
            <text:p>#DIV/0!</text:p>
          </table:table-cell>
          <table:table-cell table:style-name="ce5" table:formula="of:=1-SUMPRODUCT([.C2:.C4];[.$H$2]-[.C2:.C4])/([.$H$2]*[.$H$3]*([.$H$2]-1)*[.C6]*(1-[.C6]))" office:value-type="float" office:value="-0.0103703703703704" calcext:value-type="float">
            <text:p>-0,0103703704</text:p>
          </table:table-cell>
          <table:table-cell table:style-name="ce5" table:formula="of:=1-SUMPRODUCT([.D2:.D4];[.$H$2]-[.D2:.D4])/([.$H$2]*[.$H$3]*([.$H$2]-1)*[.D6]*(1-[.D6]))" office:value-type="float" office:value="0.0746767241379311" calcext:value-type="float">
            <text:p>0,0746767241</text:p>
          </table:table-cell>
          <table:table-cell table:style-name="ce5" table:formula="of:=1-SUMPRODUCT([.E2:.E4];[.$H$2]-[.E2:.E4])/([.$H$2]*[.$H$3]*([.$H$2]-1)*[.E6]*(1-[.E6]))" office:value-type="float" office:value="-0.0200985221674876" calcext:value-type="float">
            <text:p>-0,0200985222</text:p>
          </table:table-cell>
          <table:table-cell table:style-name="ce5" table:formula="of:=1-SUMPRODUCT([.F2:.F4];[.$H$2]-[.F2:.F4])/([.$H$2]*[.$H$3]*([.$H$2]-1)*[.F6]*(1-[.F6]))" office:value-type="float" office:value="0.142250287026406" calcext:value-type="float">
            <text:p>0,142250287</text:p>
          </table:table-cell>
          <table:table-cell office:value-type="string" calcext:value-type="string">
            <text:p>z</text:p>
          </table:table-cell>
          <table:table-cell table:number-columns-repeated="2"/>
          <table:table-cell table:style-name="ce7" office:value-type="string" calcext:value-type="string">
            <text:p>Fixed-marginal kappa = 0.06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s.e</text:p>
          </table:table-cell>
          <table:table-cell table:number-columns-repeated="5"/>
          <table:table-cell office:value-type="string" calcext:value-type="string">
            <text:p>P-value</text:p>
          </table:table-cell>
          <table:table-cell table:number-columns-repeated="2"/>
          <table:table-cell table:style-name="ce7" office:value-type="string" calcext:value-type="string">
            <text:p>95% CI for fixed-marginal kappa [0.01, 0.11]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z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lpha</text:p>
          </table:table-cell>
          <table:table-cell table:number-columns-repeated="1017"/>
        </table:table-row>
        <table:table-row table:style-name="ro10">
          <table:table-cell table:number-columns-repeated="6"/>
          <table:table-cell office:value-type="string" calcext:value-type="string">
            <text:p>lower</text:p>
          </table:table-cell>
          <table:table-cell table:number-columns-repeated="1017"/>
        </table:table-row>
        <table:table-row table:style-name="ro8">
          <table:table-cell table:number-columns-repeated="6"/>
          <table:table-cell office:value-type="string" calcext:value-type="string">
            <text:p>upper</text:p>
          </table:table-cell>
          <table:table-cell table:number-columns-repeated="1017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0000-00-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3:10:17.328086000</meta:creation-date>
    <dc:date>2018-12-01T21:19:22.680342000</dc:date>
    <meta:editing-duration>PT3H26M20S</meta:editing-duration>
    <meta:editing-cycles>5</meta:editing-cycles>
    <meta:generator>LibreOffice/4.1.2.3$MacOSX_x86 LibreOffice_project/40b2d7fde7e8d2d7bc5a449dc65df4d08a7dd38</meta:generator>
    <meta:document-statistic meta:table-count="3" meta:cell-count="195" meta:object-count="0"/>
    <meta:user-defined meta:name=""/>
  </office:meta>
</office:document-meta>
</file>